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2001" calcext:value-type="float">
            <text:p>200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Possible image dimension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5]/[.C5]" office:value-type="float" office:value="2.50125" calcext:value-type="float">
            <text:p>2.50125</text:p>
          </table:table-cell>
          <table:table-cell table:number-columns-repeated="6"/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ROUND([.E6]/[.E5])" office:value-type="float" office:value="800" calcext:value-type="float">
            <text:p>80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number-columns-repeated="8"/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table:number-columns-repeated="2" office:value-type="float" office:value="2000" calcext:value-type="float">
            <text:p>2000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Compare to </text:p>
          </table:table-cell>
          <table:table-cell/>
        </table:table-row>
        <table:table-row table:style-name="ro1">
          <table:table-cell table:number-columns-repeated="11"/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2001" calcext:value-type="float">
            <text:p>2001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table:number-columns-repeated="2" office:value-type="float" office:value="801" calcext:value-type="float">
            <text:p>801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301" calcext:value-type="float">
            <text:p>301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table:number-columns-repeated="2" office:value-type="float" office:value="800" calcext:value-type="float">
            <text:p>800</text:p>
          </table:table-cell>
        </table:table-row>
        <table:table-row table:style-name="ro1">
          <table:table-cell table:number-columns-repeated="11"/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001" calcext:value-type="float">
            <text:p>2001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number-columns-repeated="2" office:value-type="float" office:value="800" calcext:value-type="float">
            <text:p>800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01" calcext:value-type="float">
            <text:p>301</text:p>
          </table:table-cell>
          <table:table-cell table:number-columns-repeated="8"/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2001" calcext:value-type="float">
            <text:p>2001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801" calcext:value-type="float">
            <text:p>801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800" calcext:value-type="float">
            <text:p>800</text:p>
          </table:table-cell>
          <table:table-cell table:number-columns-repeated="8"/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/>
          <table:table-cell table:number-columns-repeated="2"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01" calcext:value-type="float">
            <text:p>20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300" calcext:value-type="float">
            <text:p>300</text:p>
          </table:table-cell>
          <table:table-cell table:number-columns-repeated="10"/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Dim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maxH</text:p>
          </table:table-cell>
          <table:table-cell table:style-name="ce1"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string" calcext:value-type="string">
            <text:p>MaxRatio = maxW/MaxH</text:p>
          </table:table-cell>
          <table:table-cell table:style-name="ce1" table:formula="of:=[.B1]/[.B2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minDim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mgW</text:p>
          </table:table-cell>
          <table:table-cell table:formula="of:=RANDBETWEEN(200;3000)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imgH</text:p>
          </table:table-cell>
          <table:table-cell table:formula="of:=RANDBETWEEN(200;3000)" office:value-type="float" office:value="2719" calcext:value-type="float">
            <text:p>27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rgW</text:p>
          </table:table-cell>
          <table:table-cell/>
        </table:table-row>
        <table:table-row table:style-name="ro1">
          <table:table-cell office:value-type="string" calcext:value-type="string">
            <text:p>tar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max(imgW, imgH) &gt; maxDim: shrink</text:p>
          </table:table-cell>
        </table:table-row>
        <table:table-row table:style-name="ro1">
          <table:table-cell/>
          <table:table-cell office:value-type="string" calcext:value-type="string">
            <text:p>elif min(imgW, imgH) &lt; minDim: stre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6:03:57.555000000</meta:creation-date>
    <dc:date>2021-12-14T00:46:33.670000000</dc:date>
    <meta:editing-duration>P5DT21H43S</meta:editing-duration>
    <meta:editing-cycles>2</meta:editing-cycles>
    <meta:generator>LibreOffice/7.1.7.2$Windows_X86_64 LibreOffice_project/c6a4e3954236145e2acb0b65f68614365aeee33f</meta:generator>
    <meta:document-statistic meta:table-count="2" meta:cell-count="138" meta:object-count="0"/>
  </office:meta>
</office:document-meta>
</file>